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68c6d" officeooo:paragraph-rsid="00168c6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68c6d" officeooo:paragraph-rsid="00168c6d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68c6d" officeooo:paragraph-rsid="00168c6d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16a153" officeooo:paragraph-rsid="0016a153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189a98" officeooo:paragraph-rsid="00189a98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19f0bf" officeooo:paragraph-rsid="0019f0bf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1aca77" officeooo:paragraph-rsid="001aca77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weight="normal" officeooo:rsid="001c99c9" officeooo:paragraph-rsid="001c99c9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officeooo:rsid="00168c6d" officeooo:paragraph-rsid="00168c6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officeooo:rsid="0019f0bf" officeooo:paragraph-rsid="0019f0bf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weight="bold" officeooo:rsid="001aca77" officeooo:paragraph-rsid="001aca77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weight="bold" officeooo:rsid="001c99c9" officeooo:paragraph-rsid="001c99c9" style:font-size-asian="18pt" style:font-weight-asian="bold" style:font-size-complex="18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officeooo:rsid="00189a98"/>
    </style:style>
    <style:style style:name="T3" style:family="text">
      <style:text-properties officeooo:rsid="001ff2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9"/><text:span text:style-name="T1">E-School Web Application</text:span></text:p>
      <text:p text:style-name="P2"/>
      <text:p text:style-name="P2"/>
      <text:p text:style-name="P3">The following modules are required for the e-school web <text:s/>application:</text:p>
      <text:p text:style-name="P3"/>
      <text:p text:style-name="P3">1. User Module</text:p>
      <text:p text:style-name="P3">2. <text:s/>Curriculum module</text:p>
      <text:p text:style-name="P3">3. Video class room module</text:p>
      <text:p text:style-name="P3">4. Record video</text:p>
      <text:p text:style-name="P3">5. Store and publish(Date Wise)</text:p>
      <text:p text:style-name="P3"/>
      <text:p text:style-name="P3"/>
      <text:p text:style-name="P3">The detailed description of each module is given below:</text:p>
      <text:p text:style-name="P3"/>
      <text:p text:style-name="P3"/>
      <text:p text:style-name="P9">1. Users</text:p>
      <text:p text:style-name="P9"/>
      <text:p text:style-name="P4">There would be three users : a. Student</text:p>
      <text:p text:style-name="P4"><text:tab/><text:tab/><text:tab/><text:tab/><text:tab/> <text:s text:c="6"/>b. Teacher</text:p>
      <text:p text:style-name="P4"><text:s text:c="47"/>c. Admin</text:p>
      <text:p text:style-name="P4"/>
      <text:p text:style-name="P4">The modules would be as follows: 1. Login</text:p>
      <text:p text:style-name="P4"><text:s text:c="56"/>2. Registration</text:p>
      <text:p text:style-name="P4"><text:s text:c="56"/>3. Activate</text:p>
      <text:p text:style-name="P4"/>
      <text:p text:style-name="P4">The login module will contain following fields:</text:p>
      <text:p text:style-name="P4">1. Username <text:s text:c="5"/>2. Password <text:s text:c="3"/>3. Class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The registartion module will contain the following fields:</text:p>
      <text:p text:style-name="P4"/>
      <text:p text:style-name="P4">1. Roll no.</text:p>
      <text:p text:style-name="P4">2. Email-id</text:p>
      <text:p text:style-name="P4">3. Pass<text:span text:style-name="T2">word</text:span></text:p>
      <text:p text:style-name="P5">4. Confirm Password</text:p>
      <text:p text:style-name="P5">5. Mobile No.</text:p>
      <text:p text:style-name="P5">6. OTP</text:p>
      <text:p text:style-name="P5">7. Waiting for approval</text:p>
      <text:p text:style-name="P5"/>
      <text:p text:style-name="P5"/>
      <text:p text:style-name="P5">The activate module will contain the following fields:</text:p>
      <text:p text:style-name="P5"/>
      <text:p text:style-name="P6">1. Check Student details</text:p>
      <text:p text:style-name="P6">2. Approve</text:p>
      <text:p text:style-name="P6">3. Decline</text:p>
      <text:p text:style-name="P6"/>
      <text:p text:style-name="P6"/>
      <text:p text:style-name="P6"/>
      <text:p text:style-name="P10"><text:s/>Admin Registartion</text:p>
      <text:p text:style-name="P10"/>
      <text:p text:style-name="P10"/>
      <text:p text:style-name="P6">Offers 7 day free trial.</text:p>
      <text:p text:style-name="P6"/>
      <text:p text:style-name="P6">The following fields will be needed:</text:p>
      <text:p text:style-name="P6"/>
      <text:p text:style-name="P6">1. School name</text:p>
      <text:p text:style-name="P6">2. User name/Email-id</text:p>
      <text:p text:style-name="P6">3. School email-id</text:p>
      <text:p text:style-name="P6">4. Address</text:p>
      <text:p text:style-name="P6">5. No. Of Classes</text:p>
      <text:p text:style-name="P6">6. No. Of total Student</text:p>
      <text:p text:style-name="P6">7. do mail verification</text:p>
      <text:p text:style-name="P6"/>
      <text:p text:style-name="P6"/>
      <text:p text:style-name="P4"><text:soft-page-break/></text:p>
      <text:p text:style-name="P11">Student Registration</text:p>
      <text:p text:style-name="P11"/>
      <text:p text:style-name="P7">The following fields will be needed:</text:p>
      <text:p text:style-name="P11"/>
      <text:p text:style-name="P7">1. Name</text:p>
      <text:p text:style-name="P7">2. Roll Number</text:p>
      <text:p text:style-name="P7">3. Email-id</text:p>
      <text:p text:style-name="P7">4. Class</text:p>
      <text:p text:style-name="P7">5. Class Teacher Name (Not Mandatory)</text:p>
      <text:p text:style-name="P7"/>
      <text:p text:style-name="P7"/>
      <text:p text:style-name="P11">Teacher Registration</text:p>
      <text:p text:style-name="P11"/>
      <text:p text:style-name="P7">The following fields will be needed:</text:p>
      <text:p text:style-name="P7"/>
      <text:p text:style-name="P7">1. Name</text:p>
      <text:p text:style-name="P7">2. Email-id</text:p>
      <text:p text:style-name="P7">3. Emp-id/code</text:p>
      <text:p text:style-name="P7">4. Class Associated (Not Manatory)</text:p>
      <text:p text:style-name="P7">5. Mobile No.</text:p>
      <text:p text:style-name="P7">6. Waiting for Aprroval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1">2. Approval Modules</text:p>
      <text:p text:style-name="P11"/>
      <text:p text:style-name="P11"/>
      <text:p text:style-name="P12">1. Owners</text:p>
      <text:p text:style-name="P12"/>
      <text:p text:style-name="P8">The following modules will be needed:</text:p>
      <text:p text:style-name="P8"/>
      <text:p text:style-name="P8">1. Check school/status</text:p>
      <text:p text:style-name="P8">2. Activate for 7 days</text:p>
      <text:p text:style-name="P8">3. Create subdomain with <text:s/>school name</text:p>
      <text:p text:style-name="P8">4. Send admin /password to school admin</text:p>
      <text:p text:style-name="P8"/>
      <text:p text:style-name="P8"/>
      <text:p text:style-name="P12">2. Schools</text:p>
      <text:p text:style-name="P12"/>
      <text:p text:style-name="P8">The following modules will be needed:</text:p>
      <text:p text:style-name="P8"/>
      <text:p text:style-name="P8">1. Check Student/Teachers details</text:p>
      <text:p text:style-name="P8">2. Approve</text:p>
      <text:p text:style-name="P8">3. Send mail and password</text:p>
      <text:p text:style-name="P8"/>
      <text:p text:style-name="P8"/>
      <text:p text:style-name="P12">Features for school</text:p>
      <text:p text:style-name="P12"/>
      <text:p text:style-name="P8">1. Create classroom</text:p>
      <text:p text:style-name="P8">2. Add teacher/student</text:p>
      <text:p text:style-name="P8">3. Track attendance</text:p>
      <text:p text:style-name="P8">4. Upload Schedule</text:p>
      <text:p text:style-name="P8">5. Block Users</text:p>
      <text:p text:style-name="P8">6. Add credit/balance</text:p>
      <text:p text:style-name="P8">7. Back-up</text:p>
      <text:p text:style-name="P8">8. Separate URL School name.</text:p>
      <text:p text:style-name="P8">9. Monitor classes</text:p>
      <text:p text:style-name="P8">10. Each class audit</text:p>
      <text:p text:style-name="P8"><text:soft-page-break/>11. Live Auditing</text:p>
      <text:p text:style-name="P8">12. Trial for 7 days</text:p>
      <text:p text:style-name="P8">13. Return within 30 days</text:p>
      <text:p text:style-name="P8"/>
      <text:p text:style-name="P8"/>
      <text:p text:style-name="P8"/>
      <text:p text:style-name="P8"/>
      <text:p text:style-name="P8">Please find the attache<text:span text:style-name="T3">ment</text:span> for a better understanding.</text:p>
      <text:p text:style-name="P8"/>
      <text:p text:style-name="P8"><text:s/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14:54:00.913221709</meta:creation-date>
    <dc:date>2020-06-15T16:23:42.025878260</dc:date>
    <meta:editing-duration>PT8M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5" meta:paragraph-count="82" meta:word-count="316" meta:character-count="2026" meta:non-whitespace-character-count="1598"/>
  </office:meta>
</office:document-meta>
</file>